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f1c" officeooo:paragraph-rsid="0009df1c"/>
    </style:style>
    <style:style style:name="P2" style:family="paragraph" style:parent-style-name="Standard">
      <style:text-properties officeooo:rsid="000a173e" officeooo:paragraph-rsid="000a173e"/>
    </style:style>
    <style:style style:name="P3" style:family="paragraph" style:parent-style-name="Standard">
      <style:text-properties officeooo:rsid="000b7cc6" officeooo:paragraph-rsid="000b7cc6"/>
    </style:style>
    <style:style style:name="T1" style:family="text"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</text:p>
      <text:p text:style-name="P1">COMMAND PROMPTS</text:p>
      <text:p text:style-name="P1"/>
      <text:p text:style-name="Standard">&gt;&gt;&gt; 2**6</text:p>
      <text:p text:style-name="Standard">64</text:p>
      <text:p text:style-name="Standard">&gt;&gt;&gt; 3**10</text:p>
      <text:p text:style-name="Standard">59049</text:p>
      <text:p text:style-name="Standard">&gt;&gt;&gt; 23%25</text:p>
      <text:p text:style-name="Standard">23</text:p>
      <text:p text:style-name="Standard">&gt;&gt;&gt; 50%25</text:p>
      <text:p text:style-name="Standard">0</text:p>
      <text:p text:style-name="Standard">&gt;&gt;&gt; 55/10</text:p>
      <text:p text:style-name="Standard">5.5</text:p>
      <text:p text:style-name="Standard">&gt;&gt;&gt; 65/12</text:p>
      <text:p text:style-name="Standard">5.416666666666667</text:p>
      <text:p text:style-name="Standard">&gt;&gt;&gt; 55//10</text:p>
      <text:p text:style-name="Standard">5</text:p>
      <text:p text:style-name="Standard">&gt;&gt;&gt; 65//12</text:p>
      <text:p text:style-name="Standard">5</text:p>
      <text:p text:style-name="Standard"/>
      <text:p text:style-name="P2">PROGRAM</text:p>
      <text:p text:style-name="P2"/>
      <text:p text:style-name="P2">#program for simple calculator</text:p>
      <text:p text:style-name="P2"/>
      <text:p text:style-name="P2">i=int(input("Enter value of i: "))</text:p>
      <text:p text:style-name="P2">j=int(input("Enter value of j: "))</text:p>
      <text:p text:style-name="P2">o=input("what do you want to do? +,-,x,/: ")</text:p>
      <text:p text:style-name="P2"/>
      <text:p text:style-name="P2">def add():</text:p>
      <text:p text:style-name="P2"><text:tab/>return a+b</text:p>
      <text:p text:style-name="P2">def sub(a,b):</text:p>
      <text:p text:style-name="P2"><text:s text:c="4"/>return a-b</text:p>
      <text:p text:style-name="P2">def mult(a,b):</text:p>
      <text:p text:style-name="P2"><text:s text:c="4"/>return a*b</text:p>
      <text:p text:style-name="P2">def divide(a,b):</text:p>
      <text:p text:style-name="P2"><text:s text:c="4"/>return a/b</text:p>
      <text:p text:style-name="P2"/>
      <text:p text:style-name="P2">if(o=='+'):</text:p>
      <text:p text:style-name="P2"><text:s text:c="4"/>print("addition=",add())</text:p>
      <text:p text:style-name="P2">elif(o=='-'):</text:p>
      <text:p text:style-name="P2"><text:s text:c="4"/>print("subtraction=",sub(40,50))</text:p>
      <text:p text:style-name="P2">elif(o=='x'):</text:p>
      <text:p text:style-name="P2"><text:s text:c="4"/>res=mult(i,j)</text:p>
      <text:p text:style-name="P2"><text:s text:c="4"/>print("multiplication=",res)</text:p>
      <text:p text:style-name="P2">elif(o=='/'):</text:p>
      <text:p text:style-name="P2"><text:s text:c="4"/>print("division=",divide(a,b))</text:p>
      <text:p text:style-name="P2"/>
      <text:p text:style-name="P3">PROGRAM</text:p>
      <text:p text:style-name="P3"/>
      <text:p text:style-name="P3">#functions</text:p>
      <text:p text:style-name="P3"/>
      <text:p text:style-name="P3">a=int(input("enter the value of a"))</text:p>
      <text:p text:style-name="P3">b=int(input("enter the value of b"))</text:p>
      <text:p text:style-name="P3"/>
      <text:p text:style-name="P3"/>
      <text:p text:style-name="P3">def add():</text:p>
      <text:p text:style-name="P3"><text:tab/>c=a+b</text:p>
      <text:p text:style-name="P3"><text:soft-page-break/><text:tab/>return c</text:p>
      <text:p text:style-name="P3"/>
      <text:p text:style-name="P3">def sub():</text:p>
      <text:p text:style-name="P3"><text:tab/>c=a-b</text:p>
      <text:p text:style-name="P3"><text:tab/>return c</text:p>
      <text:p text:style-name="P3"/>
      <text:p text:style-name="P3">def multi():</text:p>
      <text:p text:style-name="P3"><text:tab/>c=a*b</text:p>
      <text:p text:style-name="P3"><text:tab/>return c</text:p>
      <text:p text:style-name="P3"/>
      <text:p text:style-name="P3">def div():</text:p>
      <text:p text:style-name="P3"><text:tab/>c=a/b</text:p>
      <text:p text:style-name="P3"><text:tab/>return c</text:p>
      <text:p text:style-name="P3"/>
      <text:p text:style-name="P3">print("addition of a and b",add())</text:p>
      <text:p text:style-name="P3">print("subtraction of a and b", sub())</text:p>
      <text:p text:style-name="P3">print("multiplication of and b", multi())</text:p>
      <text:p text:style-name="P3">print("division of a and b", div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53:11.420322615</meta:creation-date>
    <meta:generator>LibreOffice/6.0.3.2$Linux_X86_64 LibreOffice_project/00m0$Build-2</meta:generator>
    <dc:date>2018-09-26T10:20:55.137996235</dc:date>
    <meta:editing-duration>PT1H27M44S</meta:editing-duration>
    <meta:editing-cycles>3</meta:editing-cycles>
    <meta:document-statistic meta:table-count="0" meta:image-count="0" meta:object-count="0" meta:page-count="2" meta:paragraph-count="60" meta:word-count="129" meta:character-count="918" meta:non-whitespace-character-count="808"/>
  </office:meta>
</office:document-meta>
</file>